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9d3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9d3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9d3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9d3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9d3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9d3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9d3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9d3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9d3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9d3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9d3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9d3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9d3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9d3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9d3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9d3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9d3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rantza Isabella Delgado Cheche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3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722149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Pedro Antonio Delgado Rom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05177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4.36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2" meta:non-whitespace-character-count="1004"/>
    <meta:template xlink:type="simple" xlink:actuate="onRequest" xlink:title="Normal" xlink:href=""/>
  </office:meta>
</office:document-meta>
</file>